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3.704cm" table:align="left"/>
    </style:style>
    <style:style style:name="Tabela1.A" style:family="table-column">
      <style:table-column-properties style:column-width="2.596cm"/>
    </style:style>
    <style:style style:name="Tabela1.B" style:family="table-column">
      <style:table-column-properties style:column-width="1.1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text-properties style:font-name="Courier New" fo:font-weight="normal" officeooo:rsid="000782fe" officeooo:paragraph-rsid="000782fe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782fe" officeooo:paragraph-rsid="000782f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d4d4d4" style:font-name="Courier New" fo:font-size="12pt" fo:font-weight="normal" fo:background-color="#1e1e1e" style:font-size-asian="10.5pt" style:font-size-complex="12pt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 fo:text-align="justify" style:justify-single-word="false"/>
    </style:style>
    <style:style style:name="P12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16e52" officeooo:paragraph-rsid="000df0d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2df75" officeooo:paragraph-rsid="0012df75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0530" officeooo:paragraph-rsid="00130530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849e" officeooo:paragraph-rsid="00135251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6ade6" officeooo:paragraph-rsid="0016ade6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9a485" officeooo:paragraph-rsid="0019a485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0df0dd" officeooo:paragraph-rsid="000df0dd" fo:background-color="transparent" style:font-size-asian="10.5pt" style:font-weight-asian="bold" style:font-size-complex="12pt" style:font-weight-complex="bold"/>
    </style:style>
    <style:style style:name="P2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2df75" officeooo:paragraph-rsid="0012df75" fo:background-color="transparent" style:font-size-asian="10.5pt" style:font-weight-asian="bold" style:font-size-complex="12pt" style:font-weight-complex="bold"/>
    </style:style>
    <style:style style:name="P2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0530" officeooo:paragraph-rsid="00130530" fo:background-color="transparent" style:font-size-asian="10.5pt" style:font-weight-asian="bold" style:font-size-complex="12pt" style:font-weight-complex="bold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5251" officeooo:paragraph-rsid="00135251" fo:background-color="transparent" style:font-size-asian="10.5pt" style:font-weight-asian="bold" style:font-size-complex="12pt" style:font-weight-complex="bold"/>
    </style:style>
    <style:style style:name="P27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6a9955" style:font-name="Courier New" fo:font-size="10.5pt" fo:font-weight="normal" officeooo:rsid="000782fe" officeooo:paragraph-rsid="000782fe" fo:background-color="#1e1e1e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9a485" officeooo:paragraph-rsid="0019a485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text-properties style:font-name="Courier New" fo:font-weight="normal" officeooo:rsid="000782fe" officeooo:paragraph-rsid="000782fe" style:font-weight-asian="normal" style:font-weight-complex="normal"/>
    </style:style>
    <style:style style:name="P31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c910e" officeooo:paragraph-rsid="001c910e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d7327" officeooo:paragraph-rsid="001d7327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eb7bb" officeooo:paragraph-rsid="001eb7bb" fo:background-color="#ff8000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weight="normal" style:font-weight-asian="normal" style:font-weight-complex="normal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fo:color="#569cd6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dcdcaa"/>
    </style:style>
    <style:style style:name="T9" style:family="text">
      <style:text-properties fo:color="#dcdcaa" style:font-name="Droid Sans Mono" fo:font-size="10.5pt" fo:font-weight="normal" fo:background-color="#1e1e1e" loext:char-shading-value="0"/>
    </style:style>
    <style:style style:name="T10" style:family="text">
      <style:text-properties fo:color="#ce9178"/>
    </style:style>
    <style:style style:name="T11" style:family="text">
      <style:text-properties fo:color="#b5cea8"/>
    </style:style>
    <style:style style:name="T12" style:family="text">
      <style:text-properties officeooo:rsid="000e029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e029f" style:font-weight-asian="normal" style:font-weight-complex="normal"/>
    </style:style>
    <style:style style:name="T15" style:family="text">
      <style:text-properties fo:font-weight="normal" officeooo:rsid="000fa3d9" style:font-weight-asian="normal" style:font-weight-complex="normal"/>
    </style:style>
    <style:style style:name="T16" style:family="text">
      <style:text-properties fo:font-weight="normal" officeooo:rsid="00116e52" style:font-weight-asian="normal" style:font-weight-complex="normal"/>
    </style:style>
    <style:style style:name="T17" style:family="text">
      <style:text-properties fo:font-weight="normal" officeooo:rsid="0013849e" style:font-weight-asian="normal" style:font-weight-complex="normal"/>
    </style:style>
    <style:style style:name="T18" style:family="text">
      <style:text-properties officeooo:rsid="000fa3d9"/>
    </style:style>
    <style:style style:name="T19" style:family="text">
      <style:text-properties officeooo:rsid="00116e52"/>
    </style:style>
    <style:style style:name="T20" style:family="text">
      <style:text-properties officeooo:rsid="0018ac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2"><text:span text:style-name="T1">camelCase</text:span> → primeira palavra em minúsculo e as palavras seguintes com a primeira letra em maiúsculo.</text:p>
      <text:p text:style-name="P2"/>
      <text:p text:style-name="P1">Tipos primitivos:</text:p>
      <text:list xml:id="list2703289021" text:style-name="L1">
        <text:list-item>
          <text:p text:style-name="P30">String literal;</text:p>
        </text:list-item>
        <text:list-item>
          <text:p text:style-name="P30">Number literal;</text:p>
        </text:list-item>
        <text:list-item>
          <text:p text:style-name="P30">Boolean;</text:p>
        </text:list-item>
        <text:list-item>
          <text:p text:style-name="P30">Undefined;</text:p>
        </text:list-item>
        <text:list-item>
          <text:p text:style-name="P30">null → redefinir um valor.</text:p>
        </text:list-item>
      </text:list>
      <text:p text:style-name="P3"/>
      <text:p text:style-name="P5"><text:span text:style-name="T3">typeof</text:span><text:span text:style-name="T2"> → definife o tipo primitivo da variável.</text:span></text:p>
      <text:p text:style-name="P3"/>
      <text:p text:style-name="P3"/>
      <text:p text:style-name="P28">// Operador tenário</text:p>
      <text:p text:style-name="P6"><text:span text:style-name="T4">var</text:span> <text:span text:style-name="T6">idade</text:span> = <text:span text:style-name="T6">readlineSync</text:span>.<text:span text:style-name="T8">question</text:span>(<text:span text:style-name="T10">"Digite sua idade: "</text:span>)</text:p>
      <text:p text:style-name="P6"><text:span text:style-name="T4">let</text:span> <text:span text:style-name="T6">maioridade</text:span> = <text:span text:style-name="T6">idade</text:span> &gt;= <text:span text:style-name="T11">18</text:span> ? <text:span text:style-name="T10">'Maior de idade!'</text:span> : <text:span text:style-name="T10">'Menor de idade!'</text:span></text:p>
      <text:p text:style-name="P6"><text:span text:style-name="T6">console</text:span>.<text:span text:style-name="T8">log</text:span>(<text:span text:style-name="T10">"==================="</text:span>)</text:p>
      <text:p text:style-name="P10"><text:span text:style-name="T7">console</text:span><text:span text:style-name="T5">.</text:span><text:span text:style-name="T9">log</text:span><text:span text:style-name="T5">(</text:span><text:span text:style-name="T7">maioridade</text:span><text:span text:style-name="T5">)</text:span></text:p>
      <text:p text:style-name="P9"/>
      <text:p text:style-name="P22">Falsy:</text:p>
      <text:list xml:id="list147626151" text:style-name="L2">
        <text:list-item>
          <text:p text:style-name="P31">undefined</text:p>
        </text:list-item>
        <text:list-item>
          <text:p text:style-name="P31">null</text:p>
        </text:list-item>
        <text:list-item>
          <text:p text:style-name="P31">0</text:p>
        </text:list-item>
        <text:list-item>
          <text:p text:style-name="P31">false</text:p>
        </text:list-item>
        <text:list-item>
          <text:p text:style-name="P31">‘’</text:p>
        </text:list-item>
        <text:list-item>
          <text:p text:style-name="P31">NaN – not a number</text:p>
        </text:list-item>
      </text:list>
      <text:p text:style-name="P12"/>
      <text:p text:style-name="P22">Truthy:</text:p>
      <text:list xml:id="list80610123282803" text:continue-numbering="true" text:style-name="L2">
        <text:list-item>
          <text:p text:style-name="P31">valores que não são falsy.</text:p>
        </text:list-item>
      </text:list>
      <text:p text:style-name="P12"/>
      <text:p text:style-name="P12"/>
      <text:p text:style-name="P27">Exercícios:</text:p>
      <text:p text:style-name="P13"><text:span text:style-name="T1">ex001_trocandoValores</text:span> → <text:span text:style-name="T18">C</text:span>rie um programa que troque os valores das variáveis apresentadas abaixo:</text:p>
      <text:p text:style-name="P13"/>
      <text:p text:style-name="P8"><text:span text:style-name="T4">let</text:span> <text:span text:style-name="T6">a</text:span> = <text:span text:style-name="T10">"vermelho"</text:span></text:p>
      <text:p text:style-name="P7"><text:span text:style-name="T4">let</text:span> <text:span text:style-name="T6">b</text:span> = <text:span text:style-name="T10">'azul'</text:span></text:p>
      <text:p text:style-name="P11"/>
      <text:p text:style-name="P7"><text:span text:style-name="T6">console</text:span>.<text:span text:style-name="T8">log</text:span>(<text:span text:style-name="T6">a</text:span>)</text:p>
      <text:p text:style-name="P7"><text:span text:style-name="T6">console</text:span>.<text:span text:style-name="T8">log</text:span>(<text:span text:style-name="T6">b</text:span>)</text:p>
      <text:p text:style-name="P13"/>
      <text:p text:style-name="P14"><text:span text:style-name="T1">ex002_horaDoDia </text:span>→ Elabore um programa em que de acordo com a hora do dia ele exiba uma mensagem de acordo com as instruções abaixo:</text:p>
      <text:p text:style-name="P14">Se a hora estiver entre 06:00 até 12:00 → Bom dia!</text:p>
      <text:p text:style-name="P14">Se estiver entre 12:00 até 18:00 → Boa tarde!</text:p>
      <text:p text:style-name="P14">Caso contrátio → Boa noite!</text:p>
      <text:p text:style-name="P14"/>
      <text:p text:style-name="P15"><text:soft-page-break/><text:span text:style-name="T1">ex003_maiorNumero</text:span> → Escreva uma função que usa dois números e retorna o maior entre eles.</text:p>
      <text:p text:style-name="P15"/>
      <text:p text:style-name="P23"><text:span text:style-name="T12">ex004_</text:span>Fizzbuzz<text:span text:style-name="T13"> →</text:span><text:span text:style-name="T14"> </text:span><text:span text:style-name="T15">Desenvolva </text:span><text:span text:style-name="T14">um programa que tenha uma função em que seja inserido um valor e </text:span><text:span text:style-name="T16">se o valor for divisível por 3, retorne “Fizz”; Se o valor for divisível por 5, retorne “Buzz”; Se o valor for divisível por 3 e 5, retorne “FizzBuzz”; Se o valor não é divisível por 3 ou por 5, retorne o valor inserido; E se o valor inserido não é um número, retonr a mensagem “não é um número”.</text:span></text:p>
      <text:p text:style-name="P16"/>
      <text:p text:style-name="P24"><text:span text:style-name="T19">e</text:span>x005_medidorDeVelocidade<text:span text:style-name="T13"> → Faça um programa que simule os radares de velocidade de trânsito. Considere a velocidade máxima como sendo 70km/h. A cada 5km acima do limite, o motorista ganha 1 ponto na carteira. Use a função Math.floor().</text:span></text:p>
      <text:p text:style-name="P17"/>
      <text:p text:style-name="P25">ex006_parOuImpar<text:span text:style-name="T13"> → Crie um programa em que receba uma quantidade de valoes para avaliar. A função exibe se cada valor é par ou ímpar.</text:span></text:p>
      <text:p text:style-name="P18"/>
      <text:p text:style-name="P26">ex007_encontreOString<text:span text:style-name="T13"> → </text:span><text:span text:style-name="T17">Elabore um programa para ler propiedades de um objeto e exibir somente as propriedades do tipo string que estão nesse objeto.</text:span></text:p>
      <text:p text:style-name="P19"/>
      <text:p text:style-name="P20"><text:span text:style-name="T1">ex008_somaMultiplos</text:span> → Desenvolva um prog<text:span text:style-name="T20">r</text:span>ama em que seja inserido um valor e ele retorne a soma de todos os múltiplos de 3 e de 5 dentro daquele valor.</text:p>
      <text:p text:style-name="P20"/>
      <text:p text:style-name="P21"><text:span text:style-name="T1">ex009_mediaNotaEscolar</text:span> → Faça um programa que receba notas de alunos. Essas notas devem ser amazenadas em um array. O programa deve calcular a média das notas e de acordo com a tabela a seguir, deve dizer qual foi o conceito da turma a partir da sua média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9">0 → 59</text:p>
          </table:table-cell>
          <table:table-cell table:style-name="Tabela1.B1" office:value-type="string">
            <text:p text:style-name="P29">F</text:p>
          </table:table-cell>
        </table:table-row>
        <table:table-row>
          <table:table-cell table:style-name="Tabela1.A2" office:value-type="string">
            <text:p text:style-name="P29">60 → 69</text:p>
          </table:table-cell>
          <table:table-cell table:style-name="Tabela1.B2" office:value-type="string">
            <text:p text:style-name="P29">D</text:p>
          </table:table-cell>
        </table:table-row>
        <table:table-row>
          <table:table-cell table:style-name="Tabela1.A2" office:value-type="string">
            <text:p text:style-name="P29">70 → 79</text:p>
          </table:table-cell>
          <table:table-cell table:style-name="Tabela1.B2" office:value-type="string">
            <text:p text:style-name="P29">C</text:p>
          </table:table-cell>
        </table:table-row>
        <table:table-row>
          <table:table-cell table:style-name="Tabela1.A2" office:value-type="string">
            <text:p text:style-name="P29">80 → 89</text:p>
          </table:table-cell>
          <table:table-cell table:style-name="Tabela1.B2" office:value-type="string">
            <text:p text:style-name="P29">B</text:p>
          </table:table-cell>
        </table:table-row>
        <table:table-row>
          <table:table-cell table:style-name="Tabela1.A2" office:value-type="string">
            <text:p text:style-name="P29">90 → 100</text:p>
          </table:table-cell>
          <table:table-cell table:style-name="Tabela1.B2" office:value-type="string">
            <text:p text:style-name="P29">A</text:p>
          </table:table-cell>
        </table:table-row>
      </table:table>
      <text:p text:style-name="P21"/>
      <text:p text:style-name="P32"><text:span text:style-name="T1">ex010_exibirAsteriscos</text:span> → Crie um programa que exibe a quantidade de * que aquela linha possui.</text:p>
      <text:p text:style-name="P32"/>
      <text:p text:style-name="P33"><text:span text:style-name="T1">ex011_numerosPrimos</text:span> → Elabore uma função em que o usuário passe para ela um limite e a função vai percorer todos os números desse limite e dizer quais desse números são primos ou não. O programa deve mostar na etla os números primos.</text:p>
      <text:p text:style-name="P33"/>
      <text:p text:style-name="P34">2:28:45</text:p>
      <text:p text:style-name="P33"/>
      <text:p text:style-name="P33"/>
      <text:p text:style-name="P3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09-21T08:06:08.559354041</dc:date>
    <meta:editing-duration>PT4H50M40S</meta:editing-duration>
    <meta:editing-cycles>7</meta:editing-cycles>
    <meta:generator>LibreOffice/6.1.5.2$Linux_X86_64 LibreOffice_project/10$Build-2</meta:generator>
    <meta:document-statistic meta:table-count="1" meta:image-count="0" meta:object-count="0" meta:page-count="3" meta:paragraph-count="54" meta:word-count="496" meta:character-count="2804" meta:non-whitespace-character-count="2373"/>
  </office:meta>
</office:document-meta>
</file>